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ource-Destination" style:family="table">
      <style:table-properties style:width="17cm" fo:break-before="auto" fo:break-after="auto" table:align="margins"/>
    </style:style>
    <style:style style:name="Source-Destination.A" style:family="table-column">
      <style:table-column-properties style:column-width="4.249cm" style:rel-column-width="16383*"/>
    </style:style>
    <style:style style:name="Source-Destination.D" style:family="table-column">
      <style:table-column-properties style:column-width="4.251cm" style:rel-column-width="16386*"/>
    </style:style>
    <style:style style:name="Source-Destination.A1" style:family="table-cell">
      <style:table-cell-properties fo:padding="0.097cm" fo:border-left="0.05pt solid #000000" fo:border-right="none" fo:border-top="0.05pt solid #000000" fo:border-bottom="0.05pt solid #000000"/>
    </style:style>
    <style:style style:name="Source-Destination.D1" style:family="table-cell">
      <style:table-cell-properties fo:padding="0.097cm" fo:border="0.05pt solid #000000"/>
    </style:style>
    <style:style style:name="Source-Destination.A2" style:family="table-cell">
      <style:table-cell-properties fo:padding="0.097cm" fo:border-left="0.05pt solid #000000" fo:border-right="none" fo:border-top="none" fo:border-bottom="0.05pt solid #000000"/>
    </style:style>
    <style:style style:name="Source-Destination.D2" style:family="table-cell">
      <style:table-cell-properties fo:padding="0.097cm" fo:border-left="0.05pt solid #000000" fo:border-right="0.05pt solid #000000" fo:border-top="none" fo:border-bottom="0.05pt solid #000000"/>
    </style:style>
    <style:style style:name="Source-Destination.6" style:family="table-row">
      <style:table-row-properties style:min-row-height="1.665cm"/>
    </style:style>
    <style:style style:name="P1" style:family="paragraph" style:parent-style-name="Header">
      <style:text-properties officeooo:rsid="0003627e" officeooo:paragraph-rsid="0003627e"/>
    </style:style>
    <style:style style:name="P2" style:family="paragraph" style:parent-style-name="Text_20_body">
      <style:paragraph-properties fo:text-align="justify" style:justify-single-word="false"/>
      <style:text-properties fo:language="en" fo:country="GB" officeooo:rsid="0003627e" officeooo:paragraph-rsid="0003627e"/>
    </style:style>
    <style:style style:name="P3" style:family="paragraph" style:parent-style-name="Text_20_body">
      <style:paragraph-properties fo:text-align="justify" style:justify-single-word="false"/>
      <style:text-properties fo:language="en" fo:country="GB" officeooo:rsid="00064170" officeooo:paragraph-rsid="00064170"/>
    </style:style>
    <style:style style:name="P4" style:family="paragraph" style:parent-style-name="Text_20_body">
      <style:paragraph-properties fo:text-align="justify" style:justify-single-word="false"/>
      <style:text-properties officeooo:rsid="00064170" officeooo:paragraph-rsid="00064170"/>
    </style:style>
    <style:style style:name="P5" style:family="paragraph" style:parent-style-name="Text_20_body">
      <style:paragraph-properties fo:text-align="justify" style:justify-single-word="false"/>
      <style:text-properties officeooo:rsid="000b1e36" officeooo:paragraph-rsid="000b1e36"/>
    </style:style>
    <style:style style:name="P6" style:family="paragraph" style:parent-style-name="Text_20_body">
      <style:paragraph-properties fo:text-align="justify" style:justify-single-word="false"/>
      <style:text-properties officeooo:rsid="000f1fb9" officeooo:paragraph-rsid="000f1fb9"/>
    </style:style>
    <style:style style:name="P7" style:family="paragraph" style:parent-style-name="Text_20_body">
      <style:paragraph-properties fo:text-align="justify" style:justify-single-word="false"/>
      <style:text-properties officeooo:rsid="00184cc2" officeooo:paragraph-rsid="00184cc2"/>
    </style:style>
    <style:style style:name="P8" style:family="paragraph" style:parent-style-name="Text_20_body">
      <style:paragraph-properties fo:text-align="justify" style:justify-single-word="false"/>
      <style:text-properties officeooo:rsid="00224854" officeooo:paragraph-rsid="00224854"/>
    </style:style>
    <style:style style:name="P9" style:family="paragraph" style:parent-style-name="Text_20_body">
      <style:text-properties officeooo:rsid="00255706" officeooo:paragraph-rsid="00255706"/>
    </style:style>
    <style:style style:name="P10" style:family="paragraph" style:parent-style-name="Title">
      <style:paragraph-properties fo:text-align="justify" style:justify-single-word="false"/>
    </style:style>
    <style:style style:name="P11" style:family="paragraph" style:parent-style-name="Table_20_Heading">
      <style:text-properties fo:font-size="11pt" officeooo:rsid="001c9067" officeooo:paragraph-rsid="001c9067" style:font-size-asian="10.5pt"/>
    </style:style>
    <style:style style:name="P12" style:family="paragraph" style:parent-style-name="Table_20_Heading">
      <style:text-properties fo:font-size="11pt" officeooo:rsid="002226fc" officeooo:paragraph-rsid="002226fc" style:font-size-asian="10.5pt"/>
    </style:style>
    <style:style style:name="P13" style:family="paragraph" style:parent-style-name="Table_20_Contents">
      <style:paragraph-properties fo:text-align="justify" style:justify-single-word="false"/>
      <style:text-properties fo:font-size="11pt" officeooo:rsid="001c9067" officeooo:paragraph-rsid="001c9067" style:font-size-asian="10.5pt"/>
    </style:style>
    <style:style style:name="P14" style:family="paragraph" style:parent-style-name="Table_20_Contents">
      <style:paragraph-properties fo:text-align="justify" style:justify-single-word="false"/>
      <style:text-properties fo:font-size="11pt" officeooo:rsid="00209828" officeooo:paragraph-rsid="00209828" style:font-size-asian="10.5pt"/>
    </style:style>
    <style:style style:name="P15" style:family="paragraph" style:parent-style-name="Table_20_Contents">
      <style:paragraph-properties fo:text-align="justify" style:justify-single-word="false"/>
      <style:text-properties fo:font-size="11pt" officeooo:rsid="0021e9e5" officeooo:paragraph-rsid="0021e9e5" style:font-size-asian="10.5pt"/>
    </style:style>
    <style:style style:name="P16" style:family="paragraph" style:parent-style-name="Table_20_Contents">
      <style:paragraph-properties fo:text-align="justify" style:justify-single-word="false"/>
      <style:text-properties fo:font-size="11pt" officeooo:rsid="002226fc" officeooo:paragraph-rsid="002226fc" style:font-size-asian="10.5pt"/>
    </style:style>
    <style:style style:name="P17" style:family="paragraph" style:parent-style-name="Text_20_body">
      <style:paragraph-properties fo:margin-top="0cm" fo:margin-bottom="0cm" loext:contextual-spacing="false" fo:line-height="100%" fo:text-align="justify" style:justify-single-word="false"/>
      <style:text-properties style:font-name="Liberation Mono" fo:font-size="10pt" officeooo:rsid="00224854" officeooo:paragraph-rsid="00224854" style:font-size-asian="10pt" style:font-size-complex="10pt"/>
    </style:style>
    <style:style style:name="P18" style:family="paragraph" style:parent-style-name="Text_20_body">
      <style:paragraph-properties fo:margin-top="0cm" fo:margin-bottom="0cm" loext:contextual-spacing="false" fo:line-height="100%" fo:text-align="justify" style:justify-single-word="false"/>
      <style:text-properties style:font-name="Liberation Mono" fo:font-size="10pt" officeooo:rsid="00255706" officeooo:paragraph-rsid="00255706" style:font-size-asian="10pt" style:font-size-complex="10pt"/>
    </style:style>
    <style:style style:name="P19" style:family="paragraph" style:parent-style-name="Text_20_body">
      <style:text-properties officeooo:rsid="00255706" officeooo:paragraph-rsid="00255706"/>
    </style:style>
    <style:style style:name="P20" style:family="paragraph" style:parent-style-name="Text_20_body">
      <style:paragraph-properties fo:margin-top="0cm" fo:margin-bottom="0cm" loext:contextual-spacing="false"/>
      <style:text-properties style:font-name="Liberation Mono" fo:font-size="10pt" officeooo:rsid="0026ccb1" officeooo:paragraph-rsid="0026ccb1" style:font-size-asian="10pt" style:font-size-complex="10pt"/>
    </style:style>
    <style:style style:name="P21" style:family="paragraph" style:parent-style-name="Text_20_body">
      <style:paragraph-properties fo:margin-top="0cm" fo:margin-bottom="0cm" loext:contextual-spacing="false"/>
      <style:text-properties fo:font-size="10pt" officeooo:rsid="0026ccb1" officeooo:paragraph-rsid="0026ccb1" style:font-size-asian="10pt" style:font-size-complex="10pt"/>
    </style:style>
    <style:style style:name="P22" style:family="paragraph" style:parent-style-name="Heading_20_2">
      <style:paragraph-properties fo:text-align="justify" style:justify-single-word="false"/>
    </style:style>
    <style:style style:name="P23" style:family="paragraph" style:parent-style-name="Heading_20_2" style:list-style-name=""/>
    <style:style style:name="P24" style:family="paragraph" style:parent-style-name="Heading_20_2">
      <style:text-properties officeooo:rsid="00184cc2" officeooo:paragraph-rsid="00184cc2"/>
    </style:style>
    <style:style style:name="P25" style:family="paragraph" style:parent-style-name="Heading_20_2">
      <style:paragraph-properties fo:break-before="page"/>
      <style:text-properties officeooo:paragraph-rsid="001316cf"/>
    </style:style>
    <style:style style:name="P26" style:family="paragraph" style:parent-style-name="Heading_20_1">
      <style:paragraph-properties fo:text-align="justify" style:justify-single-word="false"/>
      <style:text-properties officeooo:rsid="0003627e" officeooo:paragraph-rsid="0003627e"/>
    </style:style>
    <style:style style:name="P27" style:family="paragraph" style:parent-style-name="Heading_20_3">
      <style:paragraph-properties fo:text-align="justify" style:justify-single-word="false"/>
    </style:style>
    <style:style style:name="T1" style:family="text">
      <style:text-properties officeooo:rsid="00044968"/>
    </style:style>
    <style:style style:name="T2" style:family="text">
      <style:text-properties officeooo:rsid="0008230b"/>
    </style:style>
    <style:style style:name="T3" style:family="text">
      <style:text-properties officeooo:rsid="000b1e36"/>
    </style:style>
    <style:style style:name="T4" style:family="text">
      <style:text-properties officeooo:rsid="000ecd45"/>
    </style:style>
    <style:style style:name="T5" style:family="text">
      <style:text-properties officeooo:rsid="000f968c"/>
    </style:style>
    <style:style style:name="T6" style:family="text">
      <style:text-properties officeooo:rsid="001316cf"/>
    </style:style>
    <style:style style:name="T7" style:family="text">
      <style:text-properties officeooo:rsid="0018731e"/>
    </style:style>
    <style:style style:name="T8" style:family="text">
      <style:text-properties style:text-position="super 58%"/>
    </style:style>
    <style:style style:name="T9" style:family="text">
      <style:text-properties officeooo:rsid="00209828"/>
    </style:style>
    <style:style style:name="T10" style:family="text">
      <style:text-properties officeooo:rsid="00219536"/>
    </style:style>
    <style:style style:name="T11" style:family="text">
      <style:text-properties officeooo:rsid="00255706"/>
    </style:style>
    <style:style style:name="T12" style:family="text">
      <style:text-properties officeooo:rsid="0026cc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MP4 Coursework</text:p>
      <text:h text:style-name="P26" text:outline-level="1">Analysis</text:h>
      <text:h text:style-name="P22" text:outline-level="2">Introduction</text:h>
      <text:h text:style-name="P27" text:outline-level="3">Client Identification</text:h>
      <text:p text:style-name="P2">My client is St. Andrew's Street Baptist Church, the administration consists of a team of up to five people of various ages with little experience with computers apart from performing basic tasks such as word processing and using simple spreadsheets. <text:span text:style-name="T1">Currently the church has a simple file sharing between a small network of 5 computers, these computers include Apple and Windows computers.</text:span></text:p>
      <text:p text:style-name="P3">All of the members of the administrative team at St. Andrew's Street Baptist are required to attend various meetings and complete certain tasks, all of which have potential to be confidential. The team provides pastoral care and other supportive services to people all across Cambridgeshire and sometimes further. Being a large city centre church, the membership and the composition of the administrative team is subject to change on a regular basis.</text:p>
      <text:p text:style-name="P3">The Church has expressed a desire to use a computer system to organise, centralise and control all of the data involved in operating the Church. <text:s/>With the proposed system, the admin team would like to be able to keep a record of all of their meetings and tasks as well as keep track of the quantities of a few finite resources used in the offices.</text:p>
      <text:h text:style-name="P27" text:outline-level="3">Define the Current System</text:h>
      <text:p text:style-name="P4">The current system in place is a manual paper based system which involves each member of the administrative team writing down <text:span text:style-name="T2">details of meetings, appointments and tasks and recording it in a personal dairy and/or planner. This information includes: a title for that meeting, appointment or task, who else is meant to attend, the location of the meeting or appointment and the date &amp; time at which this meeting will take place.</text:span></text:p>
      <text:p text:style-name="P4">If a meeting involves more than one person (as most meetings do!) then the team relies on either verbal or email communication <text:span text:style-name="T3">of the key pieces of information for that meeting, the person receiving the request for meeting then replies to that email to confirm or deny their attendance to the meeting, if the accept the meeting, they then add a copy of the information to their planner, if not they archive the email and take no further action.</text:span></text:p>
      <text:p text:style-name="P5">There is also a central list of the resources available to the office staff which is updated on a regular basis <text:span text:style-name="T4">with the new amounts of the various resources. All members of the administrative team have access to this list, and there is shared responsibility of who goes to purchase additional resources if the current stock is depleted.</text:span></text:p>
      <text:h text:style-name="P23" text:outline-level="2"/>
      <text:h text:style-name="P25" text:outline-level="2"><text:span text:style-name="T6">Describe</text:span> the Problems</text:h>
      <text:p text:style-name="P6">The current system should work well, in theory, however there have been many occasions when a meeting has been missed because an email failed to send or the organiser forgot to tell them. Often the office has ran out of a particular resource because <text:span text:style-name="T5">nobody updated the list or nobody saw that they were running out. Each person has a separate copy of each meeting that they are due to attend which could (and often does) lead to inconsistencies in the information that each person has, also the duplication of the data requires a large amount of physical space. The Church also plans to move it's offices so having a large amount of data increases the risk of data being lost or damaged during the move. Furthermore, the data is not stored in a secure location, it is either left in an office which is not always locked during the day, while the Church is open to the public or it is with it's owner who is liable to drop/forget/lose it which means the data is not secure.</text:span></text:p>
      <text:h text:style-name="Heading_20_5" text:outline-level="5">Insert the questionnaire here. </text:h>
      <text:p text:style-name="Text_20_body"/>
      <text:h text:style-name="Heading_20_1" text:outline-level="1">Investigation</text:h>
      <text:h text:style-name="P24" text:outline-level="2">The current system</text:h>
      <text:h text:style-name="Heading_20_3" text:outline-level="3">Data sources and Destinations</text:h>
      <text:p text:style-name="P7">In the current system, there is a definite flow of data between the different people working in the office, each person is both a source and destination of data. <text:span text:style-name="T7">When a person creates a meeting they will write it in their own personal diary, and then they will either email or speak the information about that meeting to whoever they are requesting to attend. The person who is being asked to attend sends information accepting or rejecting the request of attendance back to the person who 'owns' the meeting. </text:span></text:p>
      <table:table table:name="Source-Destination" table:style-name="Source-Destination">
        <table:table-column table:style-name="Source-Destination.A" table:number-columns-repeated="3"/>
        <table:table-column table:style-name="Source-Destination.D"/>
        <table:table-header-rows>
          <table:table-row>
            <table:table-cell table:style-name="Source-Destination.A1" office:value-type="string">
              <text:p text:style-name="P11"><text:span text:style-name="T10">S</text:span>ource</text:p>
            </table:table-cell>
            <table:table-cell table:style-name="Source-Destination.A1" office:value-type="string">
              <text:p text:style-name="P12">Data</text:p>
            </table:table-cell>
            <table:table-cell table:style-name="Source-Destination.A1" office:value-type="string">
              <text:p text:style-name="P11">Example Data</text:p>
            </table:table-cell>
            <table:table-cell table:style-name="Source-Destination.D1" office:value-type="string">
              <text:p text:style-name="P11">Destination</text:p>
            </table:table-cell>
          </table:table-row>
        </table:table-header-rows>
        <table:table-row>
          <table:table-cell table:style-name="Source-Destination.A2" office:value-type="string">
            <text:p text:style-name="P13">Meeting Owner</text:p>
          </table:table-cell>
          <table:table-cell table:style-name="Source-Destination.A2" office:value-type="string">
            <text:p text:style-name="P13">Meeting title, meeting location, meeting date &amp; time, people requested to attend the meeting</text:p>
          </table:table-cell>
          <table:table-cell table:style-name="Source-Destination.A2" office:value-type="string">
            <text:p text:style-name="P13">Coffee with Steve; Ian's Coffee House; Tuesday 13<text:span text:style-name="T8">th</text:span> October 10:15am; with Steve, Joel and Sabrina</text:p>
          </table:table-cell>
          <table:table-cell table:style-name="Source-Destination.D2" office:value-type="string">
            <text:p text:style-name="P13">Meeting Attendees</text:p>
          </table:table-cell>
        </table:table-row>
        <table:table-row>
          <table:table-cell table:style-name="Source-Destination.A2" office:value-type="string">
            <text:p text:style-name="P13">Meeting Attendee</text:p>
          </table:table-cell>
          <table:table-cell table:style-name="Source-Destination.A2" office:value-type="string">
            <text:p text:style-name="P13">Meeting title, <text:span text:style-name="T9">Confirm Attendance? </text:span></text:p>
          </table:table-cell>
          <table:table-cell table:style-name="Source-Destination.A2" office:value-type="string">
            <text:p text:style-name="P14">Coffee with Steve, Attending</text:p>
          </table:table-cell>
          <table:table-cell table:style-name="Source-Destination.D2" office:value-type="string">
            <text:p text:style-name="P14">Meeting Owner</text:p>
          </table:table-cell>
        </table:table-row>
        <table:table-row>
          <table:table-cell table:style-name="Source-Destination.A2" office:value-type="string">
            <text:p text:style-name="P15">Task Owner</text:p>
          </table:table-cell>
          <table:table-cell table:style-name="Source-Destination.A2" office:value-type="string">
            <text:p text:style-name="P15">Task title and a brief description of the task</text:p>
          </table:table-cell>
          <table:table-cell table:style-name="Source-Destination.A2" office:value-type="string">
            <text:p text:style-name="P15">Refile the copier paper; Make sure you use the yellow paper for this week's service sheets.</text:p>
          </table:table-cell>
          <table:table-cell table:style-name="Source-Destination.D2" office:value-type="string">
            <text:p text:style-name="P15">A scrap of paper pinned to a noticeboard, or a blank page in a personal notebook</text:p>
          </table:table-cell>
        </table:table-row>
        <table:table-row>
          <table:table-cell table:style-name="Source-Destination.A2" office:value-type="string">
            <text:p text:style-name="P16">Team member</text:p>
          </table:table-cell>
          <table:table-cell table:style-name="Source-Destination.A2" office:value-type="string">
            <text:p text:style-name="P16">Resource name, resource quantity, resource cost etc</text:p>
          </table:table-cell>
          <table:table-cell table:style-name="Source-Destination.A2" office:value-type="string">
            <text:p text:style-name="P16">Teabags, 50, 4.30</text:p>
          </table:table-cell>
          <table:table-cell table:style-name="Source-Destination.D2" office:value-type="string">
            <text:p text:style-name="P16">The resources <text:s/>book </text:p>
          </table:table-cell>
        </table:table-row>
        <table:table-row table:style-name="Source-Destination.6">
          <table:table-cell table:style-name="Source-Destination.A2" office:value-type="string">
            <text:p text:style-name="P16">Resources book</text:p>
          </table:table-cell>
          <table:table-cell table:style-name="Source-Destination.A2" office:value-type="string">
            <text:p text:style-name="P16">Resource name, enough of this resource available? </text:p>
          </table:table-cell>
          <table:table-cell table:style-name="Source-Destination.A2" office:value-type="string">
            <text:p text:style-name="P16">Teabags, no</text:p>
          </table:table-cell>
          <table:table-cell table:style-name="Source-Destination.D2" office:value-type="string">
            <text:p text:style-name="P16">Any member of staff</text:p>
            <text:p text:style-name="P16"/>
          </table:table-cell>
        </table:table-row>
      </table:table>
      <text:p text:style-name="P7"/>
      <text:h text:style-name="Heading_20_2" text:outline-level="2"><text:soft-page-break/>Algorithms</text:h>
      <text:p text:style-name="P8">In the current system, there are a few basic algorithms used. The first of which is for checking if a meeting will have all of the requested people in attendance.</text:p>
      <text:p text:style-name="P17">AllAgreed ← True</text:p>
      <text:p text:style-name="P17">Attendees ← [A list of attendees]</text:p>
      <text:p text:style-name="P17">FOR index ← 1 TO length(Attendees) DO</text:p>
      <text:p text:style-name="P17"><text:tab/>IF(Attendees[index] = False) THEN</text:p>
      <text:p text:style-name="P17"><text:tab/><text:tab/>AllAgreed ← False</text:p>
      <text:p text:style-name="P17"><text:tab/><text:span text:style-name="T11">END IF</text:span></text:p>
      <text:p text:style-name="P18">END FOR</text:p>
      <text:p text:style-name="P18">IF(AllAgreed = True)THEN</text:p>
      <text:p text:style-name="P18"><text:tab/>Meeting goes ahead</text:p>
      <text:p text:style-name="P18">ELSE</text:p>
      <text:p text:style-name="P18"><text:tab/>Alert meeting owner that not everyone has responded</text:p>
      <text:p text:style-name="P18">END IF</text:p>
      <text:p text:style-name="P9"/>
      <text:p text:style-name="P9">Another algorithm used has the purpose of checking if someone has completed a <text:span text:style-name="T12">task they set privately</text:span>.</text:p>
      <text:p text:style-name="P20">Complete ← False</text:p>
      <text:p text:style-name="P20">WHILE Complete &lt;&gt; True DO</text:p>
      <text:p text:style-name="P20"><text:tab/>IF Busy &lt;&gt; TRUE THEN</text:p>
      <text:p text:style-name="P20"><text:tab/><text:tab/>CompleteThisTask</text:p>
      <text:p text:style-name="P20"><text:tab/>END IF</text:p>
      <text:p text:style-name="P20">END WHILE</text:p>
      <text:p text:style-name="Text_20_body"/>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style="italic" fo:font-weight="normal"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627e" officeooo:paragraph-rsid="0003627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09:21:22.049485844</meta:creation-date>
    <meta:editing-duration>PT2H12M39S</meta:editing-duration>
    <meta:editing-cycles>25</meta:editing-cycles>
    <meta:generator>LibreOffice/5.0.5.2$Linux_X86_64 LibreOffice_project/00m0$Build-2</meta:generator>
    <dc:date>2016-03-25T19:34:46.320107108</dc:date>
    <meta:document-statistic meta:table-count="1" meta:image-count="0" meta:object-count="0" meta:page-count="3" meta:paragraph-count="64" meta:word-count="937" meta:character-count="5499" meta:non-whitespace-character-count="4607"/>
  </office:meta>
</office:document-meta>
</file>